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text-properties fo:font-weight="bold" style:font-weight-asian="bold" style:font-weight-complex="bold"/>
    </style:style>
    <style:style style:name="P11" style:parent-style-name="Standard" style:family="paragraph">
      <style:paragraph-properties fo:text-align="justify"/>
      <style:text-properties fo:font-weight="bold" style:font-weight-asian="bold" style:font-weight-complex="bold"/>
    </style:style>
    <style:style style:name="P12" style:parent-style-name="Standard" style:family="paragraph">
      <style:paragraph-properties fo:text-align="justify"/>
    </style:style>
    <style:style style:name="P13" style:parent-style-name="Standard" style:family="paragraph">
      <style:paragraph-properties fo:text-align="justify"/>
      <style:text-properties fo:font-weight="bold" style:font-weight-asian="bold" style:font-weight-complex="bold"/>
    </style:style>
    <style:style style:name="P14" style:parent-style-name="Standard" style:family="paragraph">
      <style:paragraph-properties fo:text-align="justify"/>
    </style:style>
    <style:style style:name="P15" style:parent-style-name="Standard" style:family="paragraph">
      <style:paragraph-properties fo:text-align="justify"/>
      <style:text-properties fo:font-weight="bold" style:font-weight-asian="bold" style:font-weight-complex="bold"/>
    </style:style>
    <style:style style:name="P16" style:parent-style-name="Standard" style:family="paragraph">
      <style:paragraph-properties fo:text-align="justify"/>
    </style:style>
    <style:style style:name="P17" style:parent-style-name="Standard" style:family="paragraph">
      <style:paragraph-properties fo:text-align="justify" fo:line-height="150%"/>
    </style:style>
    <style:style style:name="T18" style:parent-style-name="DefaultParagraphFont" style:family="text">
      <style:text-properties style:text-position="super 66.6%"/>
    </style:style>
    <style:style style:name="T19" style:parent-style-name="DefaultParagraphFont" style:family="text">
      <style:text-properties style:text-position="super 66.6%"/>
    </style:style>
  </office:automatic-styles>
  <office:body>
    <office:text text:use-soft-page-breaks="true">
      <text:p text:style-name="P1">COMP 371 – Computer Graphics<text:tab/><text:tab/><text:tab/><text:tab/><text:tab/>Submitted to Professor Lam Clement</text:p>
      <text:p text:style-name="Standard"/>
      <text:p text:style-name="P2"/>
      <text:p text:style-name="P3"><text:span text:style-name="T4">Project Proposal</text:span></text:p>
      <text:p text:style-name="Standard"/>
      <text:p text:style-name="Standard"/>
      <text:p text:style-name="P5">Team members:</text:p>
      <text:p text:style-name="P6"/>
      <text:p text:style-name="Standard"><text:tab/>Pham Hoang Anhkhoa<text:tab/>5682304</text:p>
      <text:p text:style-name="Standard"><text:tab/>Marc-André Faucher<text:tab/><text:tab/>9614729</text:p>
      <text:p text:style-name="P7"><text:tab/>Marc Leduc<text:tab/><text:tab/><text:tab/>9132007</text:p>
      <text:p text:style-name="P8"><text:tab/>Bachir Alhabbal<text:tab/><text:tab/>9334394</text:p>
      <text:p text:style-name="P9"/>
      <text:p text:style-name="P10">Project Title:</text:p>
      <text:p text:style-name="P11"/>
      <text:p text:style-name="P12"><text:tab/>“Parachute Drop”</text:p>
      <text:p text:style-name="P13"/>
      <text:p text:style-name="P14"/>
      <text:p text:style-name="P15">Project Description:</text:p>
      <text:p text:style-name="P16"/>
      <text:p text:style-name="P17"><text:tab/>The player controls a falling parachutist, from a 1<text:span text:style-name="T18">st</text:span><text:s/>or 3<text:span text:style-name="T19">rd</text:span><text:s/>person view. He attempts to avoid obstacles, such as birds, coming towards him. The player will be able to move horizontally in eight directions, and slow down for a short period of time. If the player is hit by three objects, he will lose a life and will have to restart the level. The player may also collect special objects to get extra points, lives, etc. The game will have several levels of increasing difficulties with additional obstacles and faster speed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André Faucher</meta:initial-creator>
    <dc:creator>mar_led</dc:creator>
    <meta:creation-date>2011-08-03T01:00:00Z</meta:creation-date>
    <dc:date>2011-08-03T01:01:00Z</dc:date>
    <meta:template xlink:href="Normal.dotm" xlink:type="simple"/>
    <meta:editing-cycles>2</meta:editing-cycles>
    <meta:editing-duration>PT120S</meta:editing-duration>
    <meta:document-statistic meta:page-count="1" meta:paragraph-count="1" meta:word-count="118" meta:character-count="795" meta:row-count="5" meta:non-whitespace-character-count="678"/>
  </office:meta>
</office:document-meta>
</file>